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Mono" fo:font-size="10pt" fo:font-weight="normal" officeooo:rsid="002015c5" officeooo:paragraph-rsid="002271f5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Mono" fo:font-size="10pt" style:font-size-asian="10pt" style:font-size-complex="10pt"/>
    </style:style>
    <style:style style:name="P4" style:family="paragraph" style:parent-style-name="Standard">
      <style:text-properties style:font-name="Mono" fo:font-size="10pt" officeooo:paragraph-rsid="002271f5" style:font-size-asian="10pt" style:font-size-complex="10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Mono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font-name="Mono" fo:font-size="10pt" fo:font-weight="bold" officeooo:paragraph-rsid="00248ba3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3.752cm" fo:margin-right="0cm" fo:text-indent="0cm" style:auto-text-indent="false"/>
      <style:text-properties style:font-name="Mono" fo:font-size="10pt" officeooo:paragraph-rsid="002271f5" style:font-size-asian="10pt" style:font-size-complex="10pt"/>
    </style:style>
    <style:style style:name="P8" style:family="paragraph" style:parent-style-name="Standard">
      <style:paragraph-properties fo:margin-left="3.752cm" fo:margin-right="0cm" fo:text-indent="0cm" style:auto-text-indent="false"/>
      <style:text-properties style:font-name="Mono" fo:font-size="10pt" officeooo:paragraph-rsid="00248ba3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Mono" fo:font-size="10pt" officeooo:paragraph-rsid="002271f5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Mono" fo:font-size="10pt" fo:font-weight="bold" officeooo:paragraph-rsid="00235508" style:font-size-asian="10pt" style:font-weight-asian="bold" style:font-size-complex="10pt" style:font-weight-complex="bold"/>
    </style:style>
    <style:style style:name="P11" style:family="paragraph" style:parent-style-name="Text_20_body">
      <style:text-properties style:font-name="Mono" fo:font-size="10pt" officeooo:rsid="001c828b" officeooo:paragraph-rsid="001c828b" style:font-size-asian="10pt" style:font-size-complex="10pt"/>
    </style:style>
    <style:style style:name="P12" style:family="paragraph" style:parent-style-name="Heading_20_2">
      <style:text-properties style:font-name="Mono" fo:font-size="16pt" style:font-size-asian="16pt" style:font-size-complex="16pt"/>
    </style:style>
    <style:style style:name="P13" style:family="paragraph">
      <style:text-properties style:font-name="Mono"/>
    </style:style>
    <style:style style:name="P14" style:family="paragraph">
      <loext:graphic-properties draw:fill="none" draw:fill-color="#ffffff"/>
      <style:text-properties style:font-name="Mono"/>
    </style:style>
    <style:style style:name="T1" style:family="text">
      <style:text-properties officeooo:rsid="002271f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71f5" style:font-weight-asian="bold" style:font-weight-complex="bold"/>
    </style:style>
    <style:style style:name="T4" style:family="text">
      <style:text-properties fo:font-weight="bold" officeooo:rsid="00248ba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8ba3" style:font-weight-asian="normal" style:font-weight-complex="normal"/>
    </style:style>
    <style:style style:name="T7" style:family="text">
      <style:text-properties fo:font-weight="normal" officeooo:rsid="0026149c" style:font-weight-asian="normal" style:font-weight-complex="normal"/>
    </style:style>
    <style:style style:name="T8" style:family="text">
      <style:text-properties officeooo:rsid="00248ba3"/>
    </style:style>
    <style:style style:name="T9" style:family="text">
      <style:text-properties officeooo:rsid="0026149c"/>
    </style:style>
    <style:style style:name="T10" style:family="text">
      <style:text-properties officeooo:rsid="0026b674"/>
    </style:style>
    <style:style style:name="T11" style:family="text">
      <style:text-properties style:font-name="Mono"/>
    </style:style>
    <style:style style:name="gr1" style:family="graphic">
      <style:graphic-properties draw:stroke="none" svg:stroke-color="#000000" draw:fill="none" draw:fill-color="#ffffff" fo:min-height="7.2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span text:style-name="T1">Tage wie diese</text:span></text:h>
      <text:p text:style-name="P11"><text:span text:style-name="T1">Die Toten Hosen 2012</text:span> <text:tab/><text:tab/><text:tab/><text:tab/><text:tab/><text:tab/><text:tab/><text:tab/><text:tab/><text:tab/></text:p>
      <text:p text:style-name="P2"><draw:frame text:anchor-type="paragraph" draw:z-index="0" draw:name="Form1" draw:style-name="gr1" draw:text-style-name="P14" svg:width="9.82cm" svg:height="7.287cm" svg:x="9.345cm" svg:y="1.893cm"><draw:text-box><text:p text:style-name="P13"><text:span text:style-name="T11">|--------|--------|--------|--------|</text:span></text:p><text:p text:style-name="P13"><text:span text:style-name="T11">|--------|--------|--------|--------|</text:span></text:p><text:p text:style-name="P13"><text:span text:style-name="T11">|7---6-2-|24--4-42|7---6-2-|2</text:span><text:span text:style-name="T11">4--4-42</text:span><text:span text:style-name="T11">|</text:span></text:p><text:p text:style-name="P13"><text:span text:style-name="T11">|0---0-0-|0---0-0-|4---4-0-|</text:span><text:span text:style-name="T11">0---0-0-</text:span><text:span text:style-name="T11">|</text:span></text:p><text:p text:style-name="P13"><text:span text:style-name="T11">|--------|--------|--------|--------|</text:span></text:p><text:p text:style-name="P13"><text:span text:style-name="T11">|--------|--------|--------|--------|</text:span></text:p><text:p text:style-name="P13"><text:span text:style-name="T11"><text:s text:c="10"/></text:span><text:span text:style-name="T11">H</text:span><text:span text:style-name="T11"><text:tab/></text:span><text:span text:style-name="T11"> P</text:span></text:p><text:p text:style-name="P13"><text:span text:style-name="T11">|--------|--------|--------|--------|</text:span></text:p><text:p text:style-name="P13"><text:span text:style-name="T11">|--------|--------|--------|--------|</text:span></text:p><text:p text:style-name="P13"><text:span text:style-name="T11">|12-11---|12-11-12|14--10 9|14--10 9</text:span><text:span text:style-name="T11">|</text:span></text:p><text:p text:style-name="P13"><text:span text:style-name="T11">|10-10---|9--9----|0---0--0|0---0--0</text:span><text:span text:style-name="T11">|</text:span></text:p><text:p text:style-name="P13"><text:span text:style-name="T11">|--------|--------|--------|--------|</text:span></text:p><text:p text:style-name="P13"><text:span text:style-name="T11">|--------|--------|--------|--------|</text:span></text:p><text:p text:style-name="P13"><text:span text:style-name="T11"><text:s text:c="16"/></text:span><text:span text:style-name="T11">H</text:span></text:p></draw:text-box></draw:frame><text:span text:style-name="T2">I</text:span>ch wart' seit Wochen, <text:span text:style-name="T1">a</text:span>uf diesen Tag<text:tab/><text:tab/><text:tab/><text:tab/><text:tab/><text:tab/><text:tab/><text:span text:style-name="T10">97bpm</text:span><text:line-break/>Und tanz' vor Freude, über den Asphalt<text:line-break/>Als wär's ein Rhythmus, <text:span text:style-name="T1">a</text:span>ls gäb's ein Lied<text:line-break/>Dass mich immer weiter durch die Straßen zieht<text:line-break/><text:span text:style-name="T2">K</text:span>omm' dir entgegen, <text:span text:style-name="T1">d</text:span>ich abzuholen<text:line-break/>Wie ausgemacht<text:line-break/>Zu derselben Uhrzeit, <text:span text:style-name="T1">a</text:span>m selben Treffpunkt<text:line-break/>Wie letztes mal</text:p>
      <text:p text:style-name="P4"><text:span text:style-name="T2">D</text:span>urch das Gedränge, <text:span text:style-name="T1">d</text:span>er Menschenmenge<text:line-break/>Bahnen wir uns den altbekannten Weg<text:line-break/>Entlang der Gassen, <text:span text:style-name="T1">Z</text:span>u den <text:span text:style-name="T1">Rheint</text:span>errassen<text:line-break/><text:span text:style-name="T2">Ü</text:span>ber die Brücken, bis hin zu der Musik<text:line-break/>Wo alles laut ist,<text:span text:style-name="T1">w</text:span>o alle drauf sind<text:line-break/>Um durchzudrehen<text:line-break/>Wo die anderen warte<text:span text:style-name="T1">n</text:span>, <text:span text:style-name="T1">u</text:span>m mit uns zu starten<text:line-break/>Und abzugehen</text:p>
      <text:p text:style-name="P3"><text:s text:c="25"/><text:span text:style-name="T4">D</text:span></text:p>
      <text:p text:style-name="P6">An Tagen wie diesen</text:p>
      <text:p text:style-name="P6"><text:s text:c="18"/><text:span text:style-name="T8">G</text:span><text:line-break/>Wünscht man sich Unendlichkeit</text:p>
      <text:p text:style-name="P6"><text:s text:c="14"/><text:span text:style-name="T8">e</text:span><text:line-break/>An Tagen wie diesen</text:p>
      <text:p text:style-name="P6"><text:s text:c="15"/><text:span text:style-name="T8">G</text:span><text:line-break/>Haben wir noch ewig Zeit</text:p>
      <text:p text:style-name="P10"><text:span text:style-name="T5">Wünsch' ich mir Unendlichkeit</text:span></text:p>
      <text:p text:style-name="P5"/>
      <text:p text:style-name="P4"><text:span text:style-name="T2">D</text:span>as hier ist ewig, <text:span text:style-name="T1">e</text:span>wig für heute<text:line-break/>Wir stehen nicht still, <text:span text:style-name="T1">f</text:span>ür eine ganze Nacht<text:line-break/>Komm' ich trag' dich, <text:span text:style-name="T1">d</text:span>urch die Leute<text:line-break/>Hab' keine Angst, <text:span text:style-name="T1">i</text:span>ch gebe auf dich Acht<text:line-break/><text:span text:style-name="T2">W</text:span>ir lassen uns treiben, <text:span text:style-name="T1">t</text:span>auchen unter<text:line-break/>Schwimmen mit dem Strom<text:line-break/>Drehen unsere Kreise, <text:span text:style-name="T1">k</text:span>ommen nicht mehr runter<text:line-break/>Sind schwerelos</text:p>
      <text:p text:style-name="P3"/>
      <text:p text:style-name="P4"><text:tab/><text:tab/><text:span text:style-name="T3">Chorus</text:span></text:p>
      <text:p text:style-name="P8"><text:s text:c="20"/><text:span text:style-name="T8">C <text:s text:c="6"/>G</text:span><text:line-break/><text:span text:style-name="T5">In dieser Nacht der Nächte</text:span></text:p>
      <text:p text:style-name="P8"><text:span text:style-name="T5"><text:s text:c="21"/></text:span><text:span text:style-name="T6">D</text:span><text:span text:style-name="T5"><text:line-break/>Die uns so viel verspricht<text:line-break/>Erleben wir das Beste<text:line-break/>Kein Ende ist in Sicht</text:span></text:p>
      <text:p text:style-name="P1"><text:s text:c="25"/><text:span text:style-name="T9">A</text:span></text:p>
      <text:p text:style-name="P3">Kein Ende in Sicht <text:span text:style-name="T1">x3 <text:s/></text:span></text:p>
      <text:p text:style-name="P3"/>
      <text:p text:style-name="P9"><text:span text:style-name="T3"><text:tab/><text:tab/>Chorus</text:span></text:p>
      <text:p text:style-name="P7"><text:line-break/><text:span text:style-name="T5">In dieser Nacht der Nächte<text:line-break/>Die uns so viel verspricht<text:line-break/>Erleben wir das Beste<text:line-break/>Kein Ende ist in Sicht<text:line-break/>Erleben wir das Beste<text:line-break/></text:span><text:span text:style-name="T7">Und </text:span><text:span text:style-name="T5">kein Ende in Sicht</text:span></text:p>
      <text:p text:style-name="P7"><text:span text:style-name="T2"/></text:p>
      <text:p text:style-name="P9">Kein Ende in Sic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17cm" fo:margin-bottom="1.4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7-21T14:00:35.615828925</meta:creation-date>
    <dc:date>2019-04-27T14:53:11.017755452</dc:date>
    <meta:editing-duration>PT6H57M27S</meta:editing-duration>
    <meta:editing-cycles>10</meta:editing-cycles>
    <meta:generator>LibreOffice/5.1.6.2$Linux_X86_64 LibreOffice_project/10m0$Build-2</meta:generator>
    <meta:print-date>2019-04-27T14:49:56.752820444</meta:print-date>
    <meta:document-statistic meta:table-count="0" meta:image-count="0" meta:object-count="0" meta:page-count="1" meta:paragraph-count="19" meta:word-count="235" meta:character-count="1458" meta:non-whitespace-character-count="1074"/>
  </office:meta>
</office:document-meta>
</file>